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ing_20_2">
      <style:paragraph-properties fo:text-align="center" style:justify-single-word="false"/>
      <style:text-properties style:font-name="Inter"/>
    </style:style>
    <style:style style:name="P2" style:family="paragraph" style:parent-style-name="Standard">
      <style:paragraph-properties fo:text-align="center" style:justify-single-word="false"/>
      <style:text-properties style:font-name="Inter" officeooo:rsid="000c9505" officeooo:paragraph-rsid="000c9505"/>
    </style:style>
    <style:style style:name="P3" style:family="paragraph" style:parent-style-name="Standard">
      <style:paragraph-properties fo:text-align="start" style:justify-single-word="false"/>
      <style:text-properties style:font-name="Inter" officeooo:rsid="000c9505" officeooo:paragraph-rsid="000c9505"/>
    </style:style>
    <style:style style:name="P4" style:family="paragraph" style:parent-style-name="Standard">
      <style:paragraph-properties fo:text-align="center" style:justify-single-word="false"/>
      <style:text-properties style:font-name="Inter"/>
    </style:style>
    <style:style style:name="P5" style:family="paragraph" style:parent-style-name="Standard">
      <style:paragraph-properties fo:text-align="start" style:justify-single-word="false"/>
      <style:text-properties style:font-name="Inter" officeooo:rsid="000e4321" officeooo:paragraph-rsid="000e4321"/>
    </style:style>
    <style:style style:name="T1" style:family="text">
      <style:text-properties officeooo:rsid="000c9505"/>
    </style:style>
    <style:style style:name="T2" style:family="text">
      <style:text-properties officeooo:rsid="000e4321"/>
    </style:style>
    <style:style style:name="T3" style:family="text">
      <style:text-properties officeooo:rsid="00101ee7"/>
    </style:style>
    <style:style style:name="T4" style:family="text">
      <style:text-properties officeooo:rsid="0010ecb3"/>
    </style:style>
    <style:style style:name="T5" style:family="text">
      <style:text-properties officeooo:rsid="00117e33"/>
    </style:style>
    <style:style style:name="T6" style:family="text">
      <style:text-properties officeooo:rsid="0011ff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nn"/><text:span text:style-name="T1">HfG Karlsurhe </text:span>Symposium "The Future of Gestaltung"</text:h>
      <text:p text:style-name="P4"/>
      <text:p text:style-name="P4"/>
      <text:p text:style-name="P2">Discussion proposal: Designing AIs</text:p>
      <text:p text:style-name="P2"/>
      <text:p text:style-name="P2"/>
      <text:p text:style-name="P3">This open discussion format proposes to investigate the circular relation between AI and design in the past, present and future of human societies. <text:span text:style-name="T2">Starting from a history of contemporary Artificial Intelligence in the 1950s, we will develop on the recent upheavals in new designs of artificial intelligence techniques (e.g. neural networks, machine learning and stable diffusion) to see how, in turn they affect the design of our artistic, social and economical environments.</text:span></text:p>
      <text:p text:style-name="P3"/>
      <text:p text:style-name="P5">The discussion will then open up questions such as:</text:p>
      <text:p text:style-name="P5">- who designs A<text:span text:style-name="T4">I</text:span>s?</text:p>
      <text:p text:style-name="P5">- how does AI design us?</text:p>
      <text:p text:style-name="P5">- how is AI inserted in our everyday lives?</text:p>
      <text:p text:style-name="P5">- what are the unique features of A<text:span text:style-name="T5">Is</text:span>?</text:p>
      <text:p text:style-name="P5">- in which genealogies are the designs of A<text:span text:style-name="T6">I</text:span>s inscribed?</text:p>
      <text:p text:style-name="P5"/>
      <text:p text:style-name="P5"/>
      <text:p text:style-name="P5"/>
      <text:p text:style-name="P5">Guest <text:span text:style-name="T3">Bio</text:span>:</text:p>
      <text:p text:style-name="P5"/>
      <text:p text:style-name="P5">Pierre Depaz is an academic, developer and artist. He is currently a Lecturer of Interactive Media at NYU Berlin and a Lecturer of Digital Sociology at Sciences Po Paris, while completing his doctoral thesis on the aesthetics of code at Paris-3 Sorbonne-Nouvelle, under the direction of Alexandre Gefen and Nick Montfort.</text:p>
      <text:p text:style-name="P5">His academic research revolves around how software systems create representational frameworks for inter- and intra-personal organization, while his artistic practice includes digital games, computer simulations, interactive installations, networked performances and experimental web projects, and has been exhibited in NYC, Paris, Cairo, Abu Dhabi, Brussels and Berlin. </text:p>
      <text:p text:style-name="P5">He is currently a part of the CulturIA research project, funded by the French ANR/CNRS, researching the cultural histories of artificial intelligenc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Inter" svg:font-family="Inter"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3.53mm" fo:margin-bottom="2.12m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8T16:45:02.458202603</meta:creation-date>
    <dc:date>2023-01-08T16:59:07.996639757</dc:date>
    <meta:editing-duration>PT14M3S</meta:editing-duration>
    <meta:editing-cycles>6</meta:editing-cycles>
    <meta:generator>LibreOffice/7.4.3.2$Linux_X86_64 LibreOffice_project/40$Build-2</meta:generator>
    <meta:document-statistic meta:table-count="0" meta:image-count="0" meta:object-count="0" meta:page-count="1" meta:paragraph-count="13" meta:word-count="250" meta:character-count="1642" meta:non-whitespace-character-count="1404"/>
  </office:meta>
</office:document-meta>
</file>